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9" svg:font-family="CMR9"/>
    <style:font-face style:name="CMR9Times" svg:font-family="CMR9Times"/>
    <style:font-face style:name="NimbusSanL-Bold" svg:font-family="NimbusSanL-Bold"/>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Times New Roman" fo:font-size="12pt" style:font-size-asian="12pt" style:font-size-complex="12pt"/>
    </style:style>
    <style:style style:name="P3" style:family="paragraph" style:parent-style-name="Standard" style:list-style-name="L1">
      <style:text-properties style:font-name="Times New Roman" fo:font-size="12pt" style:font-size-asian="12pt" style:font-size-complex="12pt"/>
    </style:style>
    <style:style style:name="P4" style:family="paragraph" style:parent-style-name="Standard" style:list-style-name="L2">
      <style:text-properties style:font-name="Times New Roman" fo:font-size="12pt" style:font-size-asian="12pt" style:font-size-complex="12pt"/>
    </style:style>
    <style:style style:name="P5" style:family="paragraph" style:parent-style-name="Standard" style:list-style-name="L3">
      <style:text-properties style:font-name="Times New Roman" fo:font-size="12pt" style:font-size-asian="12pt" style:font-size-complex="12pt"/>
    </style:style>
    <style:style style:name="T1" style:family="text">
      <style:text-properties style:font-name="CMR9" fo:font-size="9pt" style:font-name-asian="CMR9" style:font-size-asian="9pt" style:font-name-complex="CMR9" style:font-size-complex="9pt"/>
    </style:style>
    <style:style style:name="T2" style:family="text">
      <style:text-properties style:font-name-asian="CMR9" style:font-name-complex="CMR9"/>
    </style:style>
    <style:style style:name="T3" style:family="text">
      <style:text-properties fo:font-weight="normal" style:font-name-asian="CMR9" style:font-weight-asian="normal" style:font-name-complex="CMR9" style:font-weight-complex="normal"/>
    </style:style>
    <style:style style:name="T4" style:family="text">
      <style:text-properties fo:font-weight="normal" style:font-name-asian="NimbusSanL-Bold" style:font-weight-asian="normal" style:font-name-complex="NimbusSanL-Bold"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0315801033578282" text:style-name="L1">
        <text:list-item>
          <text:p text:style-name="P1">Imagine having something in a strategy game that just tries to predict the probability that a player's next attack/expansion/etc will be at some particular point. A developer could take that information and build a classic decision tree or FSM style game AI but now with a high level cue in place of low level details.</text:p>
        </text:list-item>
        <text:list-item>
          <text:p text:style-name="P1">Abstract- In most modern video games, character behavior is scripted; no matter how many times the player exploits a weakness, that weakness is never repaired. Yet if game characters could learn through interacting with the player, behavior could improve during gameplay, keeping it interesting. (Evolving Neural Network Agents in the NERO Video Game )</text:p>
        </text:list-item>
        <text:list-item>
          <text:p text:style-name="P1">The rectified linear activation function (Jarrett et al., 2009; Glorot et al., 2011), which does not saturate like sigmoidal functions, has made it easier to quickly train deep neural networks by alleviating the difficulties of weight-initialization and vanishing gradients. (Learning activation functions to improve deep neural networks )</text:p>
        </text:list-item>
        <text:list-item>
          <text:p text:style-name="P3"><text:span text:style-name="T2">It is possible in a later stage to cripple the neural network so its performance matches that of a human player for maximum player enjoyment (this has been called arti¯cial stupidity)</text:span><text:span text:style-name="T1"> </text:span><text:span text:style-name="T3">(</text:span><text:span text:style-name="T4">Motocross and Artificial Neural Networks</text:span><text:span text:style-name="T3">)</text:span></text:p>
        </text:list-item>
        <text:list-item>
          <text:p text:style-name="P3"><text:span text:style-name="T3">ANNs have the capability </text:span><text:span text:style-name="T2">to perform well and extrapolate when presented with new and different sets of inputs from the sets that were used to train them; (Motocross and Artificial Neural Networks)</text:span></text:p>
        </text:list-item>
        <text:list-item>
          <text:p text:style-name="P3"><text:span text:style-name="T2">A higher learning rate would make the ANN overfit patterns and thus generalisation to new tracks would be lost. A lower learning rate would make the ANN require a higher number of iterations to learn, or it may even not learn at all due to floating point limitations. (Motocross and Artificial Neural Networks)</text:span></text:p>
        </text:list-item>
      </text:list>
      <text:p text:style-name="P2"><text:span text:style-name="T2"/></text:p>
      <text:p text:style-name="P2"><text:span text:style-name="T2"/></text:p>
      <text:p text:style-name="P2"><text:span text:style-name="T2"/></text:p>
      <text:p text:style-name="P2"><text:span text:style-name="T2">pros:</text:span></text:p>
      <text:list xml:id="list1098713913035440891" text:style-name="L2">
        <text:list-item>
          <text:p text:style-name="P4"><text:span text:style-name="T2">gut nutzbar, wenn Problem nur schwer durch Algorithmen beschreibbar ist</text:span></text:p>
        </text:list-item>
        <text:list-item>
          <text:p text:style-name="P4"><text:span text:style-name="T2"/></text:p>
        </text:list-item>
      </text:list>
      <text:p text:style-name="P2"><text:span text:style-name="T2">cons: </text:span></text:p>
      <text:list xml:id="list7719586169715029004" text:style-name="L3">
        <text:list-item>
          <text:p text:style-name="P5"><text:span text:style-name="T2">keine Kontrolle</text:span></text:p>
        </text:list-item>
        <text:list-item>
          <text:p text:style-name="P5"><text:span text:style-name="T2">keine Reproduzierparkeit</text:span></text:p>
        </text:list-item>
        <text:list-item>
          <text:p text:style-name="P5"><text:span text:style-name="T2">kaum Ausnahmefähigke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9" svg:font-family="CMR9"/>
    <style:font-face style:name="CMR9Times" svg:font-family="CMR9Times"/>
    <style:font-face style:name="NimbusSanL-Bold" svg:font-family="NimbusSanL-Bold"/>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13M3S</meta:editing-duration>
    <meta:editing-cycles>10</meta:editing-cycles>
    <meta:generator>OpenOffice/4.1.2$Win32 OpenOffice.org_project/412m3$Build-9782</meta:generator>
    <dc:date>2018-12-17T07:25:21.64</dc:date>
    <meta:document-statistic meta:table-count="0" meta:image-count="0" meta:object-count="0" meta:page-count="1" meta:paragraph-count="12" meta:word-count="306" meta:character-count="1894"/>
    <meta:user-defined meta:name="Info 1"/>
    <meta:user-defined meta:name="Info 2"/>
    <meta:user-defined meta:name="Info 3"/>
    <meta:user-defined meta:name="Info 4"/>
  </office:meta>
</office:document-meta>
</file>